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d71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d71d8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0e4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12493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d71d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1d71d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d71d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eaddd" officeooo:paragraph-rsid="001eadd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0fafe3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0e485"/>
    </style:style>
    <style:style style:name="T3" style:family="text">
      <style:text-properties officeooo:rsid="00150131"/>
    </style:style>
    <style:style style:name="T4" style:family="text">
      <style:text-properties officeooo:rsid="001a0ea5"/>
    </style:style>
    <style:style style:name="T5" style:family="text">
      <style:text-properties officeooo:rsid="001be9da"/>
    </style:style>
    <style:style style:name="T6" style:family="text">
      <style:text-properties officeooo:rsid="001d5487"/>
    </style:style>
    <style:style style:name="T7" style:family="text">
      <style:text-properties officeooo:rsid="001d71d8"/>
    </style:style>
    <style:style style:name="T8" style:family="text">
      <style:text-properties officeooo:rsid="001ec64c"/>
    </style:style>
    <style:style style:name="T9" style:family="text">
      <style:text-properties officeooo:rsid="00200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*X%LOGOUT*</text:p>
            <text:p text:style-name="P19">LOGOUT</text:p>
          </table:table-cell>
          <table:table-cell table:style-name="Table1.A1" office:value-type="string">
            <text:p text:style-name="P10">*<text:span text:style-name="T4">U</text:span>%<text:span text:style-name="T4">PICKER1</text:span>*</text:p>
            <text:p text:style-name="P3">PICKER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*<text:span text:style-name="T4">U</text:span>%<text:span text:style-name="T4">PICKER2</text:span>*</text:p>
            <text:p text:style-name="P3">PICKER2</text:p>
          </table:table-cell>
        </table:table-row>
        <table:table-row>
          <table:table-cell table:style-name="Table1.A1" office:value-type="string">
            <text:p text:style-name="P6">*<text:span text:style-name="T1">X%SETUP*</text:span></text:p>
            <text:p text:style-name="P2">SETUP</text:p>
          </table:table-cell>
          <table:table-cell table:style-name="Table1.A1" office:value-type="string">
            <text:p text:style-name="P10">*L%<text:span text:style-name="T2">XS</text:span>01.0<text:span text:style-name="T2">0</text:span>*</text:p>
            <text:p text:style-name="P22">XS01.0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7">*<text:span text:style-name="T8">C%96231</text:span>*</text:p>
            <text:p text:style-name="P26">96231</text:p>
          </table:table-cell>
        </table:table-row>
        <table:table-row>
          <table:table-cell table:style-name="Table1.A1" office:value-type="string">
            <text:p text:style-name="P24">*X%START*</text:p>
            <text:p text:style-name="P21">START PICK</text:p>
          </table:table-cell>
          <table:table-cell table:style-name="Table1.A1" office:value-type="string">
            <text:p text:style-name="P12">*<text:span text:style-name="T8">C%96452</text:span>*</text:p>
            <text:p text:style-name="P26">96452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1">*<text:span text:style-name="T8">C%96574</text:span>*</text:p>
            <text:p text:style-name="P26">96574</text:p>
          </table:table-cell>
        </table:table-row>
        <table:table-row>
          <table:table-cell table:style-name="Table1.A1" office:value-type="string">
            <text:p text:style-name="P24">*X%SHORT*</text:p>
            <text:p text:style-name="P21">SHORT</text:p>
          </table:table-cell>
          <table:table-cell table:style-name="Table1.A1" office:value-type="string">
            <text:p text:style-name="P10">*<text:span text:style-name="T8">C%96922</text:span>*</text:p>
            <text:p text:style-name="P26">96922</text:p>
          </table:table-cell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0">*<text:span text:style-name="T8">C%97388</text:span>*</text:p>
            <text:p text:style-name="P26">97388</text:p>
          </table:table-cell>
        </table:table-row>
        <table:table-row>
          <table:table-cell table:style-name="Table1.A1" office:value-type="string">
            <text:p text:style-name="P4">*X%NO*</text:p>
            <text:p text:style-name="P18">NO (CO<text:span text:style-name="T3">N</text:span>FIRM)</text:p>
          </table:table-cell>
          <table:table-cell table:style-name="Table1.A1" office:value-type="string">
            <text:p text:style-name="P8">*<text:span text:style-name="T9">P</text:span>%<text:span text:style-name="T7">1</text:span>*</text:p>
            <text:p text:style-name="P15"><text:span text:style-name="T6">POS1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*<text:span text:style-name="T9">P</text:span>%2*</text:p>
            <text:p text:style-name="P14">POS2</text:p>
          </table:table-cell>
        </table:table-row>
        <table:table-row>
          <table:table-cell table:style-name="Table1.A1" office:value-type="string">
            <text:p text:style-name="P5">*<text:span text:style-name="T1">X%YES*</text:span></text:p>
            <text:p text:style-name="P19">YES (CONFIRM)</text:p>
          </table:table-cell>
          <table:table-cell table:style-name="Table1.A1" office:value-type="string">
            <text:p text:style-name="P25">*<text:span text:style-name="T9">P</text:span>%3*</text:p>
            <text:p text:style-name="P14">POS3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9">*<text:span text:style-name="T9">P</text:span>%<text:span text:style-name="T4">4</text:span>*</text:p>
            <text:p text:style-name="P16">POS<text:span text:style-name="T5">4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*<text:span text:style-name="T9">P</text:span>%<text:span text:style-name="T4">5</text:span>*</text:p>
            <text:p text:style-name="P14">POS<text:span text:style-name="T4">5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1-31T15:49:59.198166000</meta:print-date>
    <dc:date>2014-01-31T17:37:05.189467000</dc:date>
    <meta:editing-duration>P7DT11H42M50S</meta:editing-duration>
    <meta:editing-cycles>19</meta:editing-cycles>
    <meta:generator>LibreOffice/4.1.4.2$MacOSX_x86 LibreOffice_project/0a0440ccc0227ad9829de5f46be37cfb6edcf72</meta:generator>
    <meta:document-statistic meta:table-count="1" meta:image-count="0" meta:object-count="0" meta:page-count="1" meta:paragraph-count="38" meta:word-count="41" meta:character-count="270" meta:non-whitespace-character-count="267"/>
  </office:meta>
</office:document-meta>
</file>